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4361in"/>
    </style:style>
    <style:style style:name="P1" style:family="paragraph" style:parent-style-name="Standard">
      <style:text-properties officeooo:paragraph-rsid="0003b372"/>
    </style:style>
    <style:style style:name="P2" style:family="paragraph" style:parent-style-name="Standard">
      <style:text-properties officeooo:rsid="0004d7a0" officeooo:paragraph-rsid="0003b372"/>
    </style:style>
    <style:style style:name="P3" style:family="paragraph" style:parent-style-name="Standard">
      <style:text-properties officeooo:rsid="0003b372" officeooo:paragraph-rsid="0003b372"/>
    </style:style>
    <style:style style:name="P4" style:family="paragraph" style:parent-style-name="Header">
      <style:paragraph-properties fo:background-color="#ffff00">
        <style:background-image/>
      </style:paragraph-properties>
      <style:text-properties officeooo:rsid="000287ee" officeooo:paragraph-rsid="000287ee"/>
    </style:style>
    <style:style style:name="P5" style:family="paragraph" style:parent-style-name="Header">
      <style:paragraph-properties fo:background-color="#ffff00">
        <style:background-image/>
      </style:paragraph-properties>
      <style:text-properties officeooo:rsid="000287ee" officeooo:paragraph-rsid="0005cff6"/>
    </style:style>
    <style:style style:name="T1" style:family="text">
      <style:text-properties fo:font-weight="bold" officeooo:rsid="0004d7a0" style:font-weight-asian="bold" style:font-weight-complex="bold"/>
    </style:style>
    <style:style style:name="T2" style:family="text">
      <style:text-properties officeooo:rsid="0004d7a0"/>
    </style:style>
    <style:style style:name="T3" style:family="text">
      <style:text-properties officeooo:rsid="0005cf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Name:</text:span><text:span text:style-name="T2"> Ehsan Kourkchi</text:span></text:p>
            <text:p text:style-name="P1"><text:span text:style-name="T1">Address:</text:span><text:span text:style-name="T2"> 2680 Woodlawn Dr</text:span></text:p>
            <text:p text:style-name="P2">Honolulu, HI 96822</text:p>
            <text:p text:style-name="P1"><text:span text:style-name="T1">Yearofbirth:</text:span><text:span text:style-name="T2"> 1980</text:span></text:p>
            <text:p text:style-name="P1"><text:span text:style-name="T1">Telno:</text:span><text:span text:style-name="T2"> (808) 220 6795</text:span></text:p>
          </table:table-cell>
        </table:table-row>
        <table:table-row>
          <table:table-cell table:style-name="Table1.A2" office:value-type="string">
            <text:p text:style-name="P1"><text:span text:style-name="T1">Name: </text:span><text:span text:style-name="T2">Sean Bolton</text:span></text:p>
            <text:p text:style-name="P1"><text:span text:style-name="T1">Address:</text:span><text:span text:style-name="T2"> 1285 Aloha St.</text:span></text:p>
            <text:p text:style-name="P2">Hilo,</text:p>
            <text:p text:style-name="P2">Hawaii HI 18962</text:p>
            <text:p text:style-name="P1"><text:span text:style-name="T1">Yearofbirth:</text:span><text:span text:style-name="T2"> 1984</text:span></text:p>
            <text:p text:style-name="P1"><text:span text:style-name="T1">Telno:</text:span><text:span text:style-name="T2"> (808) 152 3684</text:span></text:p>
          </table:table-cell>
        </table:table-row>
        <table:table-row>
          <table:table-cell table:style-name="Table1.A2" office:value-type="string">
            <text:p text:style-name="P1"><text:span text:style-name="T1">Name:</text:span><text:span text:style-name="T2"> Ehsan Kourkchi</text:span></text:p>
            <text:p text:style-name="P1"><text:span text:style-name="T1">Address:</text:span><text:span text:style-name="T2"> 26, Reza Dousti Alley,</text:span></text:p>
            <text:p text:style-name="P2">Vahidiyeh St., Nezam Abad</text:p>
            <text:p text:style-name="P2">Tehran, Iran</text:p>
            <text:p text:style-name="P2">16436-73611</text:p>
            <text:p text:style-name="P1"><text:span text:style-name="T1">Yearofbirth:</text:span><text:span text:style-name="T2"> 1979</text:span></text:p>
            <text:p text:style-name="P1"><text:span text:style-name="T1">Telno:</text:span><text:span text:style-name="T2"> (307) 416 6375</text:span></text:p>
          </table:table-cell>
        </table:table-row>
        <table:table-row>
          <table:table-cell table:style-name="Table1.A2" office:value-type="string">
            <text:p text:style-name="P1"><text:span text:style-name="T1">Name:</text:span><text:span text:style-name="T2"> Sarah McLauren</text:span></text:p>
            <text:p text:style-name="P1"><text:span text:style-name="T1">Address:</text:span><text:span text:style-name="T2"> 6381, Grand Canyon Ave.,</text:span></text:p>
            <text:p text:style-name="P3">Washaki Center,</text:p>
            <text:p text:style-name="P2">Laramie, WY 16395 </text:p>
            <text:p text:style-name="P1"><text:span text:style-name="T1">Yearofbirth:</text:span><text:span text:style-name="T2"> 1981</text:span></text:p>
            <text:p text:style-name="P1"><text:span text:style-name="T1">Telno:</text:span><text:span text:style-name="T2"> (532) 123 8563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T1">Name:</text:span><text:span text:style-name="T2"> Francoise Holande</text:span></text:p>
            <text:p text:style-name="P1"><text:span text:style-name="T1">Adress:</text:span><text:span text:style-name="T2"> 1365, Sean Loran St.,</text:span></text:p>
            <text:p text:style-name="P2">Molin Rouge, </text:p>
            <text:p text:style-name="P2">Paris, France</text:p>
            <text:p text:style-name="P2">1985634</text:p>
            <text:p text:style-name="P1"><text:span text:style-name="T1">Yearofbirth:</text:span><text:span text:style-name="T2"> 2002</text:span></text:p>
            <text:p text:style-name="P1"><text:span text:style-name="T1">Telno:</text:span><text:span text:style-name="T2"> +91 326 785362 365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background-color="#ffff00">
        <style:background-image/>
      </style:paragraph-properties>
      <style:text-properties officeooo:rsid="000287ee" officeooo:paragraph-rsid="000287ee"/>
    </style:style>
    <style:style style:name="MP2" style:family="paragraph" style:parent-style-name="Header">
      <style:paragraph-properties fo:background-color="#ffff00">
        <style:background-image/>
      </style:paragraph-properties>
      <style:text-properties officeooo:rsid="000287ee" officeooo:paragraph-rsid="0005cff6"/>
    </style:style>
    <style:style style:name="MT1" style:family="text">
      <style:text-properties officeooo:rsid="0005cff6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 1 … Testing Plan … by: Ehsan Kourkchi </text:p>
        <text:p text:style-name="MP2"><text:span text:style-name="MT1">All used records in testing plan ..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08T16:25:59</meta:creation-date>
    <dc:date>2013-10-08T23:15:17</dc:date>
    <meta:editing-duration>PT6H36M</meta:editing-duration>
    <meta:editing-cycles>3</meta:editing-cycles>
    <meta:generator>LibreOffice/3.6$Linux_X86_64 LibreOffice_project/360m1$Build-304</meta:generator>
    <meta:document-statistic meta:table-count="1" meta:image-count="0" meta:object-count="0" meta:page-count="1" meta:paragraph-count="33" meta:word-count="109" meta:character-count="669" meta:non-whitespace-character-count="590"/>
  </office:meta>
</office:document-meta>
</file>